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cm" fo:min-width="2.017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cm" fo:min-width="4.35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cm" fo:min-width="1.7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cm" fo:min-width="3.50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cm" fo:min-width="3.63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cm" fo:min-width="3.429cm"/>
    </style:style>
    <style:style style:name="gr7" style:family="graphic" style:parent-style-name="standard">
      <style:graphic-properties svg:stroke-color="#00c081" draw:fill="none" draw:textarea-horizontal-align="justify" draw:textarea-vertical-align="middle" draw:auto-grow-height="false" fo:min-height="3.665cm" fo:min-width="4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cm" fo:min-width="0.7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cm" fo:min-width="0.673cm"/>
    </style:style>
    <style:style style:name="gr11" style:family="graphic" style:parent-style-name="standard">
      <style:graphic-properties svg:stroke-color="#02a49c" draw:marker-start="Arrow" draw:marker-start-width="0.3cm" draw:marker-end="Arrow" draw:marker-end-width="0.3cm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cm" fo:min-width="3.691cm"/>
    </style:style>
    <style:style style:name="gr13" style:family="graphic" style:parent-style-name="standard">
      <style:graphic-properties svg:stroke-color="#00c081" draw:fill="none" draw:textarea-horizontal-align="justify" draw:textarea-vertical-align="middle" draw:auto-grow-height="false" fo:min-height="0.6cm" fo:min-width="1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cm" fo:min-width="3.57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cm" fo:min-width="3.405cm"/>
    </style:style>
    <style:style style:name="P1" style:family="paragraph">
      <loext:graphic-properties draw:fill="none" draw:fill-color="#ffffff"/>
      <style:text-properties style:font-name="Open Sans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style:font-name="Open Sans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style:font-name="Open Sans"/>
    </style:style>
    <style:style style:name="T2" style:family="text">
      <style:text-properties style:font-name="Open Sans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386cm" svg:height="1.11cm" svg:x="2.299cm" svg:y="0.483cm">
          <draw:text-box>
            <text:p><text:span text:style-name="T1">owner</text:span></text:p>
          </draw:text-box>
        </draw:frame>
        <draw:frame draw:style-name="gr2" draw:text-style-name="P1" draw:layer="layout" svg:width="4.604cm" svg:height="1.11cm" svg:x="0.081cm" svg:y="1.483cm">
          <draw:text-box>
            <text:p><text:span text:style-name="T1">owning group</text:span></text:p>
          </draw:text-box>
        </draw:frame>
        <draw:frame draw:style-name="gr3" draw:text-style-name="P1" draw:layer="layout" svg:width="2.115cm" svg:height="1.11cm" svg:x="2.57cm" svg:y="2.483cm">
          <draw:text-box>
            <text:p><text:span text:style-name="T1">other</text:span></text:p>
          </draw:text-box>
        </draw:frame>
        <draw:frame draw:style-name="gr4" draw:text-style-name="P3" draw:layer="layout" svg:width="3.796cm" svg:height="1.11cm" svg:x="5.414cm" svg:y="0.483cm">
          <draw:text-box>
            <text:p text:style-name="P2"><text:span text:style-name="T2">user : : rw-</text:span></text:p>
          </draw:text-box>
        </draw:frame>
        <draw:frame draw:style-name="gr5" draw:text-style-name="P3" draw:layer="layout" svg:width="3.918cm" svg:height="1.11cm" svg:x="5.414cm" svg:y="1.483cm">
          <draw:text-box>
            <text:p text:style-name="P2"><text:span text:style-name="T2">group : : r--</text:span></text:p>
          </draw:text-box>
        </draw:frame>
        <draw:frame draw:style-name="gr6" draw:text-style-name="P3" draw:layer="layout" svg:width="3.724cm" svg:height="1.11cm" svg:x="5.414cm" svg:y="2.483cm">
          <draw:text-box>
            <text:p text:style-name="P2"><text:span text:style-name="T2">other : : ---</text:span></text:p>
          </draw:text-box>
        </draw:frame>
        <draw:custom-shape draw:style-name="gr7" draw:text-style-name="P4" draw:layer="layout" svg:width="4.8cm" svg:height="3.915cm" svg:x="4.981cm" svg:y="0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3" draw:layer="layout" svg:width="2.382cm" svg:height="1.11cm" svg:x="12.499cm" svg:y="0.483cm">
          <draw:text-box>
            <text:p text:style-name="P2"><text:span text:style-name="T2">rw-</text:span></text:p>
          </draw:text-box>
        </draw:frame>
        <draw:frame draw:style-name="gr9" draw:text-style-name="P3" draw:layer="layout" svg:width="1.196cm" svg:height="1.11cm" svg:x="12.499cm" svg:y="1.483cm">
          <draw:text-box>
            <text:p text:style-name="P2"><text:span text:style-name="T2">r--</text:span></text:p>
          </draw:text-box>
        </draw:frame>
        <draw:frame draw:style-name="gr10" draw:text-style-name="P3" draw:layer="layout" svg:width="1.112cm" svg:height="1.11cm" svg:x="12.499cm" svg:y="2.483cm">
          <draw:text-box>
            <text:p text:style-name="P2"><text:span text:style-name="T2">---</text:span></text:p>
          </draw:text-box>
        </draw:frame>
        <draw:line draw:style-name="gr11" draw:text-style-name="P5" draw:layer="layout" svg:x1="12.081cm" svg:y1="1.083cm" svg:x2="10.081cm" svg:y2="1.083cm">
          <text:p/>
        </draw:line>
        <draw:line draw:style-name="gr11" draw:text-style-name="P5" draw:layer="layout" svg:x1="12.081cm" svg:y1="2.083cm" svg:x2="10.081cm" svg:y2="2.083cm">
          <text:p/>
        </draw:line>
        <draw:line draw:style-name="gr11" draw:text-style-name="P5" draw:layer="layout" svg:x1="12.081cm" svg:y1="3.083cm" svg:x2="10.081cm" svg:y2="3.083cm">
          <text:p/>
        </draw:line>
        <draw:frame draw:style-name="gr12" draw:text-style-name="P1" draw:layer="layout" svg:width="3.973cm" svg:height="1.11cm" svg:x="14.499cm" svg:y="0.483cm">
          <draw:text-box>
            <text:p><text:span text:style-name="T1">owner class</text:span></text:p>
          </draw:text-box>
        </draw:frame>
        <draw:custom-shape draw:style-name="gr13" draw:text-style-name="P4" draw:layer="layout" svg:width="2cm" svg:height="0.85cm" svg:x="12.381cm" svg:y="0.6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2cm" svg:height="0.85cm" svg:x="12.381cm" svg:y="1.6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2cm" svg:height="0.85cm" svg:x="12.381cm" svg:y="2.6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" draw:layer="layout" svg:width="3.859cm" svg:height="1.11cm" svg:x="14.5cm" svg:y="1.483cm">
          <draw:text-box>
            <text:p><text:span text:style-name="T1">group class</text:span></text:p>
          </draw:text-box>
        </draw:frame>
        <draw:frame draw:style-name="gr15" draw:text-style-name="P1" draw:layer="layout" svg:width="3.702cm" svg:height="1.11cm" svg:x="14.501cm" svg:y="2.483cm">
          <draw:text-box>
            <text:p><text:span text:style-name="T1">other clas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ds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55cm" fo:page-height="4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8T10:57:11.049660519</meta:creation-date>
    <dc:date>2017-08-28T11:19:59.816581589</dc:date>
    <meta:editing-duration>PT22M42S</meta:editing-duration>
    <meta:editing-cycles>14</meta:editing-cycles>
    <meta:generator>LibreOffice/5.3.3.2$Linux_X86_64 LibreOffice_project/30m0$Build-2</meta:generator>
    <meta:document-statistic meta:object-count="19"/>
  </office:meta>
</office:document-meta>
</file>